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chedule 12.11.08</text:span><text:line-break/><text:line-break/><text:span text:style-name="T1">Michael:</text:span></text:p>
      <text:p text:style-name="Standard"><text:tab/>monster.xml: Fähigkeiten -&gt; Bitmasken von string übersetzen</text:p>
      <text:p text:style-name="Standard"><text:tab/>configure-skript für Hauptprojekt</text:p>
      <text:p text:style-name="Standard"><text:tab/>monster.xml: <text:s/>Monstergruppen einlesen</text:p>
      <text:p text:style-name="Standard"><text:tab/>*objects*.xml: Ebenen überarbeiten</text:p>
      <text:p text:style-name="Standard"><text:tab/>Doku aktualisieren</text:p>
      <text:p text:style-name="Standard"><text:tab/>Daten in XML verschieden (aus objectfactory)</text:p>
      <text:p text:style-name="Standard"><text:tab/>Loader fuer Items komplettieren</text:p>
      <text:p text:style-name="Standard"/>
      <text:p text:style-name="Standard"/>
      <text:p text:style-name="P1">Hans:</text:p>
      <text:p text:style-name="Standard"><text:tab/>System um Items an Knoten zu haengen</text:p>
      <text:p text:style-name="Standard"><text:tab/>alle png und imageset laden</text:p>
      <text:p text:style-name="Standard"><text:tab/>Sound unter Windows</text:p>
      <text:p text:style-name="Standard"><text:tab/>Partysystem</text:p>
      <text:p text:style-name="Standard"><text:tab/>bei Druck auf Alt Einblenden der Itemnamen</text:p>
      <text:p text:style-name="Standard"><text:tab/>Soundsystem einbauen</text:p>
      <text:p text:style-name="Standard"><text:tab/>Konzept Skriptsystem</text:p>
      <text:p text:style-name="Standard"/>
      <text:p text:style-name="P1">Steffen:</text:p>
      <text:p text:style-name="Standard"><text:tab/>auf Runde Ogre-Maße skalieren</text:p>
      <text:p text:style-name="Standard"><text:tab/>*item*.xml vervollständigen (itemfactory)</text:p>
      <text:p text:style-name="Standard"><text:tab/>Directional Lights</text:p>
      <text:p text:style-name="Standard"><text:tab/>3 Animationen</text:p>
      <text:p text:style-name="Standard"><text:tab/>Skelett fuer Goblin</text:p>
      <text:p text:style-name="Standard"><text:tab/>Ogreforschung: Transparenzkanal</text:p>
      <text:p text:style-name="Standard"/>
      <text:p text:style-name="P1">Andreas:</text:p>
      <text:p text:style-name="P1"><text:tab/><text:span text:style-name="T2">12 Items</text:span></text:p>
      <text:p text:style-name="P1"><text:span text:style-name="T2"><text:tab/>4. Char</text:span></text:p>
      <text:p text:style-name="P1"><text:span text:style-name="T2"><text:tab/>[Lich fertig animieren]</text:span></text:p>
      <text:p text:style-name="P1"><text:span text:style-name="T2"><text:tab/>Skelett von der Animationslänge bearbeit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11-12T20:26:14</meta:creation-date>
    <dc:date>2008-11-13T12:13:23</dc:date>
    <dc:language>de-DE</dc:language>
    <meta:editing-cycles>15</meta:editing-cycles>
    <meta:editing-duration>PT35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8" meta:word-count="92" meta:character-count="734"/>
  </office:meta>
</office:document-meta>
</file>